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6.664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5.0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7.721cm"/>
    </style:style>
    <style:style style:name="co9" style:family="table-column">
      <style:table-column-properties fo:break-before="auto" style:column-width="15.699cm"/>
    </style:style>
    <style:style style:name="co10" style:family="table-column">
      <style:table-column-properties fo:break-before="auto" style:column-width="3.748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14cm"/>
    </style:style>
    <style:style style:name="co14" style:family="table-column">
      <style:table-column-properties fo:break-before="auto" style:column-width="2.947cm"/>
    </style:style>
    <style:style style:name="co15" style:family="table-column">
      <style:table-column-properties fo:break-before="auto" style:column-width="7.049cm"/>
    </style:style>
    <style:style style:name="co16" style:family="table-column">
      <style:table-column-properties fo:break-before="auto" style:column-width="14.866cm"/>
    </style:style>
    <style:style style:name="co17" style:family="table-column">
      <style:table-column-properties fo:break-before="auto" style:column-width="3.78cm"/>
    </style:style>
    <style:style style:name="co18" style:family="table-column">
      <style:table-column-properties fo:break-before="auto" style:column-width="2.337cm"/>
    </style:style>
    <style:style style:name="co19" style:family="table-column">
      <style:table-column-properties fo:break-before="auto" style:column-width="7.689cm"/>
    </style:style>
    <style:style style:name="co20" style:family="table-column">
      <style:table-column-properties fo:break-before="auto" style:column-width="14.38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28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2.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cc" style:cell-protect="none" style:print-content="true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cc" style:cell-protect="none" style:print-content="true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cc" fo:wrap-option="wrap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 style:rotation-angle="53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cccc" fo:border="0.06pt solid #000000" style:rotation-angle="53"/>
      <style:text-properties fo:font-size="12pt" style:font-size-asian="12pt" style:font-size-complex="12pt"/>
    </style:style>
    <style:style style:name="ce9" style:family="table-cell" style:parent-style-name="Default">
      <style:table-cell-properties style:rotation-angle="53"/>
      <style:text-properties fo:font-size="12pt" style:font-size-asian="12pt" style:font-size-complex="12pt"/>
    </style:style>
  </office:automatic-styles>
  <office:body>
    <office:spreadsheet>
      <table:table table:name="Configuration référentie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m diplôme</text:p>
          </table:table-cell>
          <table:table-cell table:style-name="ce1" office:value-type="string">
            <text:p>Nom compétence</text:p>
          </table:table-cell>
          <table:table-cell table:style-name="ce1" office:value-type="string">
            <text:p>Nombre niveaux compétences</text:p>
          </table:table-cell>
          <table:table-cell table:style-name="ce1" office:value-type="string">
            <text:p>Nom tâche</text:p>
          </table:table-cell>
          <table:table-cell table:style-name="ce1" office:value-type="string">
            <text:p>Nombre niveau tâches</text:p>
          </table:table-cell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e compétences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020" table:default-cell-style-name="ce3"/>
        <table:table-row table:style-name="ro1">
          <table:table-cell table:style-name="ce1" office:value-type="string">
            <text:p>Référenc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iveau supérieur</text:p>
          </table:table-cell>
          <table:table-cell table:number-columns-repeated="1020"/>
        </table:table-row>
        <table:table-row table:style-name="ro1" table:number-rows-repeated="19">
          <table:table-cell table:style-name="ce2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étences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default-cell-style-name="ce3"/>
        <table:table-column table:style-name="co6" table:number-columns-repeated="1020" table:default-cell-style-name="ce3"/>
        <table:table-row table:style-name="ro1">
          <table:table-cell table:style-name="ce1" office:value-type="string">
            <text:p>Référenc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iveau supérieur</text:p>
          </table:table-cell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2" table:style-name="ce2"/>
          <table:table-cell table:style-name="ce2" table:number-columns-repeated="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es tâches" table:style-name="ta1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6" table:number-columns-repeated="1020" table:default-cell-style-name="ce3"/>
        <table:table-row table:style-name="ro1">
          <table:table-cell table:style-name="ce1" office:value-type="string">
            <text:p>Référenc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iveau supérieur</text:p>
          </table:table-cell>
          <table:table-cell table:number-columns-repeated="1020"/>
        </table:table-row>
        <table:table-row table:style-name="ro1" table:number-rows-repeated="99">
          <table:table-cell table:style-name="ce4" table:number-columns-repeated="4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âches" table:style-name="ta1"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" table:default-cell-style-name="ce6"/>
        <table:table-column table:style-name="co6" table:number-columns-repeated="1020" table:default-cell-style-name="ce3"/>
        <table:table-row table:style-name="ro3">
          <table:table-cell table:style-name="ce5" office:value-type="string">
            <text:p>Référenc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iveau supérieur</text:p>
          </table:table-cell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>
          <table:table-cell table:number-columns-repeated="2" table:style-name="ce4"/>
          <table:table-cell table:style-name="ce4" table:number-columns-repeated="2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étences-tâches" table:style-name="ta1">
        <table:table-column table:style-name="co6" table:number-columns-repeated="1024" table:default-cell-style-name="ce3"/>
        <table:table-row table:style-name="ro4">
          <table:table-cell table:style-name="ce7"/>
          <table:table-cell table:style-name="ce8" table:formula="of:=CONCATENATE([Compétences.$A2];&quot;-&quot;;[Compétences.$B2] )" office:value-type="string" office:string-value="-">
            <text:p>-</text:p>
          </table:table-cell>
          <table:table-cell table:style-name="ce8" table:formula="of:=CONCATENATE([Compétences.$A3];&quot;-&quot;;[Compétences.$B3] )" office:value-type="string" office:string-value="-">
            <text:p>-</text:p>
          </table:table-cell>
          <table:table-cell table:style-name="ce8" table:formula="of:=CONCATENATE([Compétences.$A4];&quot;-&quot;;[Compétences.$B4] )" office:value-type="string" office:string-value="-">
            <text:p>-</text:p>
          </table:table-cell>
          <table:table-cell table:style-name="ce8" table:formula="of:=CONCATENATE([Compétences.$A5];&quot;-&quot;;[Compétences.$B5] )" office:value-type="string" office:string-value="-">
            <text:p>-</text:p>
          </table:table-cell>
          <table:table-cell table:style-name="ce8" table:formula="of:=CONCATENATE([Compétences.$A6];&quot;-&quot;;[Compétences.$B6] )" office:value-type="string" office:string-value="-">
            <text:p>-</text:p>
          </table:table-cell>
          <table:table-cell table:style-name="ce8" table:formula="of:=CONCATENATE([Compétences.$A7];&quot;-&quot;;[Compétences.$B7] )" office:value-type="string" office:string-value="-">
            <text:p>-</text:p>
          </table:table-cell>
          <table:table-cell table:style-name="ce8" table:formula="of:=CONCATENATE([Compétences.$A8];&quot;-&quot;;[Compétences.$B8] )" office:value-type="string" office:string-value="-">
            <text:p>-</text:p>
          </table:table-cell>
          <table:table-cell table:style-name="ce8" table:formula="of:=CONCATENATE([Compétences.$A9];&quot;-&quot;;[Compétences.$B9] )" office:value-type="string" office:string-value="-">
            <text:p>-</text:p>
          </table:table-cell>
          <table:table-cell table:style-name="ce8" table:formula="of:=CONCATENATE([Compétences.$A10];&quot;-&quot;;[Compétences.$B10] )" office:value-type="string" office:string-value="-">
            <text:p>-</text:p>
          </table:table-cell>
          <table:table-cell table:style-name="ce8" table:formula="of:=CONCATENATE([Compétences.$A11];&quot;-&quot;;[Compétences.$B11] )" office:value-type="string" office:string-value="-">
            <text:p>-</text:p>
          </table:table-cell>
          <table:table-cell table:style-name="ce8" table:formula="of:=CONCATENATE([Compétences.$A12];&quot;-&quot;;[Compétences.$B12] )" office:value-type="string" office:string-value="-">
            <text:p>-</text:p>
          </table:table-cell>
          <table:table-cell table:style-name="ce8" table:formula="of:=CONCATENATE([Compétences.$A13];&quot;-&quot;;[Compétences.$B13] )" office:value-type="string" office:string-value="-">
            <text:p>-</text:p>
          </table:table-cell>
          <table:table-cell table:style-name="ce8" table:formula="of:=CONCATENATE([Compétences.$A14];&quot;-&quot;;[Compétences.$B14] )" office:value-type="string" office:string-value="-">
            <text:p>-</text:p>
          </table:table-cell>
          <table:table-cell table:style-name="ce8" table:formula="of:=CONCATENATE([Compétences.$A15];&quot;-&quot;;[Compétences.$B15] )" office:value-type="string" office:string-value="-">
            <text:p>-</text:p>
          </table:table-cell>
          <table:table-cell table:style-name="ce8" table:formula="of:=CONCATENATE([Compétences.$A16];&quot;-&quot;;[Compétences.$B16] )" office:value-type="string" office:string-value="-">
            <text:p>-</text:p>
          </table:table-cell>
          <table:table-cell table:style-name="ce8" table:formula="of:=CONCATENATE([Compétences.$A17];&quot;-&quot;;[Compétences.$B17] )" office:value-type="string" office:string-value="-">
            <text:p>-</text:p>
          </table:table-cell>
          <table:table-cell table:style-name="ce8" table:formula="of:=CONCATENATE([Compétences.$A18];&quot;-&quot;;[Compétences.$B18])" office:value-type="string" office:string-value="-">
            <text:p>-</text:p>
          </table:table-cell>
          <table:table-cell table:style-name="ce8" table:formula="of:=CONCATENATE([Compétences.$A19];&quot;-&quot;;[Compétences.$B19] )" office:value-type="string" office:string-value="-">
            <text:p>-</text:p>
          </table:table-cell>
          <table:table-cell table:style-name="ce8" table:formula="of:=CONCATENATE([Compétences.$A20];&quot;-&quot;;[Compétences.$B20] )" office:value-type="string" office:string-value="-">
            <text:p>-</text:p>
          </table:table-cell>
          <table:table-cell table:style-name="ce9" table:number-columns-repeated="1004"/>
        </table:table-row>
        <table:table-row table:style-name="ro1">
          <table:table-cell table:style-name="ce1" table:formula="of:=CONCATENATE([Tâches.$A2]; &quot;-&quot;;[Tâches.$B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]; &quot;-&quot;;[Tâches.$B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]; &quot;-&quot;;[Tâches.$B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]; &quot;-&quot;;[Tâches.$B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]; &quot;-&quot;;[Tâches.$B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]; &quot;-&quot;;[Tâches.$B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]; &quot;-&quot;;[Tâches.$B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]; &quot;-&quot;;[Tâches.$B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0]; &quot;-&quot;;[Tâches.$B1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1]; &quot;-&quot;;[Tâches.$B1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2]; &quot;-&quot;;[Tâches.$B1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3]; &quot;-&quot;;[Tâches.$B1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4]; &quot;-&quot;;[Tâches.$B1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5]; &quot;-&quot;;[Tâches.$B1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6]; &quot;-&quot;;[Tâches.$B1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7]; &quot;-&quot;;[Tâches.$B1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8]; &quot;-&quot;;[Tâches.$B1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9]; &quot;-&quot;;[Tâches.$B1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0]; &quot;-&quot;;[Tâches.$B2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1]; &quot;-&quot;;[Tâches.$B2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2]; &quot;-&quot;;[Tâches.$B2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3]; &quot;-&quot;;[Tâches.$B2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4]; &quot;-&quot;;[Tâches.$B2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5]; &quot;-&quot;;[Tâches.$B2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6]; &quot;-&quot;;[Tâches.$B2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7]; &quot;-&quot;;[Tâches.$B2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8]; &quot;-&quot;;[Tâches.$B2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29]; &quot;-&quot;;[Tâches.$B2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0]; &quot;-&quot;;[Tâches.$B3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1]; &quot;-&quot;;[Tâches.$B3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2]; &quot;-&quot;;[Tâches.$B3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3]; &quot;-&quot;;[Tâches.$B3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4]; &quot;-&quot;;[Tâches.$B3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5]; &quot;-&quot;;[Tâches.$B3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6]; &quot;-&quot;;[Tâches.$B3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7]; &quot;-&quot;;[Tâches.$B3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8]; &quot;-&quot;;[Tâches.$B3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39]; &quot;-&quot;;[Tâches.$B3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0]; &quot;-&quot;;[Tâches.$B4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1]; &quot;-&quot;;[Tâches.$B4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2]; &quot;-&quot;;[Tâches.$B4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3]; &quot;-&quot;;[Tâches.$B4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4]; &quot;-&quot;;[Tâches.$B4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5]; &quot;-&quot;;[Tâches.$B4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6]; &quot;-&quot;;[Tâches.$B4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7]; &quot;-&quot;;[Tâches.$B4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8]; &quot;-&quot;;[Tâches.$B4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49]; &quot;-&quot;;[Tâches.$B4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0]; &quot;-&quot;;[Tâches.$B5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1]; &quot;-&quot;;[Tâches.$B5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2]; &quot;-&quot;;[Tâches.$B5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3]; &quot;-&quot;;[Tâches.$B5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4]; &quot;-&quot;;[Tâches.$B5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5]; &quot;-&quot;;[Tâches.$B5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6]; &quot;-&quot;;[Tâches.$B5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7]; &quot;-&quot;;[Tâches.$B5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8]; &quot;-&quot;;[Tâches.$B5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59]; &quot;-&quot;;[Tâches.$B5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0]; &quot;-&quot;;[Tâches.$B6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1]; &quot;-&quot;;[Tâches.$B6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2]; &quot;-&quot;;[Tâches.$B6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3]; &quot;-&quot;;[Tâches.$B6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4]; &quot;-&quot;;[Tâches.$B6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5]; &quot;-&quot;;[Tâches.$B6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6]; &quot;-&quot;;[Tâches.$B6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7]; &quot;-&quot;;[Tâches.$B6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8]; &quot;-&quot;;[Tâches.$B6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69]; &quot;-&quot;;[Tâches.$B6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0]; &quot;-&quot;;[Tâches.$B7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1]; &quot;-&quot;;[Tâches.$B7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2]; &quot;-&quot;;[Tâches.$B7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3]; &quot;-&quot;;[Tâches.$B7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4]; &quot;-&quot;;[Tâches.$B7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5]; &quot;-&quot;;[Tâches.$B7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6]; &quot;-&quot;;[Tâches.$B7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7]; &quot;-&quot;;[Tâches.$B7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8]; &quot;-&quot;;[Tâches.$B7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79]; &quot;-&quot;;[Tâches.$B7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0]; &quot;-&quot;;[Tâches.$B8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1]; &quot;-&quot;;[Tâches.$B8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2]; &quot;-&quot;;[Tâches.$B8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3]; &quot;-&quot;;[Tâches.$B8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4]; &quot;-&quot;;[Tâches.$B8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5]; &quot;-&quot;;[Tâches.$B8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6]; &quot;-&quot;;[Tâches.$B8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7]; &quot;-&quot;;[Tâches.$B8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8]; &quot;-&quot;;[Tâches.$B8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89]; &quot;-&quot;;[Tâches.$B8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0]; &quot;-&quot;;[Tâches.$B9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1]; &quot;-&quot;;[Tâches.$B91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2]; &quot;-&quot;;[Tâches.$B92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3]; &quot;-&quot;;[Tâches.$B93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4]; &quot;-&quot;;[Tâches.$B94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5]; &quot;-&quot;;[Tâches.$B95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6]; &quot;-&quot;;[Tâches.$B96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7]; &quot;-&quot;;[Tâches.$B97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8]; &quot;-&quot;;[Tâches.$B98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99]; &quot;-&quot;;[Tâches.$B99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1" table:formula="of:=CONCATENATE([Tâches.$A100]; &quot;-&quot;;[Tâches.$B100] )" office:value-type="string" office:string-value="-">
            <text:p>-</text:p>
          </table:table-cell>
          <table:table-cell table:style-name="ce2" table:number-columns-repeated="19"/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</meta:initial-creator>
    <meta:creation-date>2013-01-29T11:06:23</meta:creation-date>
    <dc:date>2013-01-29T11:49:47</dc:date>
    <dc:creator>Matthieu </dc:creator>
    <meta:editing-duration>PT26M55S</meta:editing-duration>
    <meta:editing-cycles>4</meta:editing-cycles>
    <meta:generator>LibreOffice/3.6$Linux_X86_64 LibreOffice_project/360m1$Build-2</meta:generator>
    <meta:document-statistic meta:table-count="6" meta:cell-count="375" meta:object-count="0"/>
  </office:meta>
</office:document-meta>
</file>